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1d12" officeooo:paragraph-rsid="001a1d12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.insert(pair&lt;int,int&gt;(1,10));</text:p>
      <text:p text:style-name="P1"><text:s text:c="4"/>m.insert(pair&lt;int,int&gt;(2,20));</text:p>
      <text:p text:style-name="P1"><text:s text:c="4"/>m.insert(pair&lt;int,int&gt;(3,30));</text:p>
      <text:p text:style-name="P1"><text:s text:c="4"/>m[4]=40;</text:p>
      <text:p text:style-name="P1"><text:s text:c="4"/>m[5]=50;</text:p>
      <text:p text:style-name="P1"/>
      <text:p text:style-name="P1"><text:s text:c="4"/>map&lt;int,int&gt;::iterator i;</text:p>
      <text:p text:style-name="P1"><text:s text:c="4"/>for(i=m.begin();i!=m.end();i++)</text:p>
      <text:p text:style-name="P1"><text:s text:c="4"/>{</text:p>
      <text:p text:style-name="P1"><text:s text:c="8"/>cout&lt;&lt;"Key = "&lt;&lt;i-&gt;first;</text:p>
      <text:p text:style-name="P1"><text:s text:c="8"/>cout&lt;&lt;" Value = "&lt;&lt;i-&gt;second&lt;&lt;endl;</text:p>
      <text:p text:style-name="P1"><text:s text:c="4"/>}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string,int&gt;m;</text:p>
      <text:p text:style-name="P1"><text:s text:c="4"/>m.insert(pair&lt;string,int&gt;("Pushkar",10));</text:p>
      <text:p text:style-name="P1"><text:s text:c="4"/>m.insert(pair&lt;string,int&gt;("Abhishek",20));</text:p>
      <text:p text:style-name="P1"><text:s text:c="4"/>m.insert(pair&lt;string,int&gt;("Divyansh",30));</text:p>
      <text:p text:style-name="P1"><text:s text:c="4"/>m["Chetna"]=300;</text:p>
      <text:p text:style-name="P1"><text:s text:c="4"/>map&lt;string,int&gt;::iterator i=m.begin();</text:p>
      <text:p text:style-name="P1"><text:s text:c="4"/>while(i!=m.end())</text:p>
      <text:p text:style-name="P1"><text:s text:c="4"/>{</text:p>
      <text:p text:style-name="P1"><text:s text:c="8"/>cout&lt;&lt;"String = "&lt;&lt;i-&gt;first;</text:p>
      <text:p text:style-name="P1"><text:s text:c="8"/>cout&lt;&lt;" &amp; Value = "&lt;&lt;i-&gt;second&lt;&lt;endl;</text:p>
      <text:p text:style-name="P1"><text:s text:c="8"/>i++;</text:p>
      <text:p text:style-name="P1"><text:s text:c="4"/>}</text:p>
      <text:p text:style-name="P1"><text:s text:c="4"/>return 0;</text:p>
      <text:p text:style-name="P1">}</text:p>
      <text:p text:style-name="P1"/>
      <text:p text:style-name="P1"><text:soft-page-break/>3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.insert(pair&lt;int,int&gt;(1,10));</text:p>
      <text:p text:style-name="P1"><text:s text:c="4"/>m.insert(pair&lt;int,int&gt;(2,20));</text:p>
      <text:p text:style-name="P1"><text:s text:c="4"/>m.insert(pair&lt;int,int&gt;(3,30));</text:p>
      <text:p text:style-name="P1"><text:s text:c="4"/>m[4]=40;</text:p>
      <text:p text:style-name="P1"><text:s text:c="4"/>m[5]=50;</text:p>
      <text:p text:style-name="P1"/>
      <text:p text:style-name="P1"><text:s text:c="4"/>map&lt;int,int&gt;::reverse_iterator i;</text:p>
      <text:p text:style-name="P1"><text:s text:c="4"/>cout&lt;&lt;"Map in Reverse : "&lt;&lt;endl;</text:p>
      <text:p text:style-name="P1"><text:s text:c="4"/>for(i=m.rbegin();i!=m.rend();i++)</text:p>
      <text:p text:style-name="P1"><text:s text:c="4"/>{</text:p>
      <text:p text:style-name="P1"><text:s text:c="8"/>cout&lt;&lt;"Key = "&lt;&lt;i-&gt;first;</text:p>
      <text:p text:style-name="P1"><text:s text:c="8"/>cout&lt;&lt;" Value = "&lt;&lt;i-&gt;second&lt;&lt;endl;</text:p>
      <text:p text:style-name="P1"><text:s text:c="4"/>}</text:p>
      <text:p text:style-name="P1"><text:s text:c="4"/>return 0;</text:p>
      <text:p text:style-name="P1">}</text:p>
      <text:p text:style-name="P1"/>
      <text:p text:style-name="P1">4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.insert(pair&lt;int,int&gt;(1,10));</text:p>
      <text:p text:style-name="P1"><text:s text:c="4"/>m.insert(pair&lt;int,int&gt;(2,20));</text:p>
      <text:p text:style-name="P1"><text:s text:c="4"/>m.insert(pair&lt;int,int&gt;(3,30));</text:p>
      <text:p text:style-name="P1"><text:s text:c="4"/>m[4]=40;</text:p>
      <text:p text:style-name="P1"><text:s text:c="4"/>m[5]=50;</text:p>
      <text:p text:style-name="P1"/>
      <text:p text:style-name="P1"><text:s text:c="4"/>map&lt;int,int&gt;::iterator i;</text:p>
      <text:p text:style-name="P1"><text:s text:c="4"/>cout&lt;&lt;"Original Map is : "&lt;&lt;endl;</text:p>
      <text:p text:style-name="P1"><text:s text:c="4"/>for(i=m.begin();i!=m.end();i++)</text:p>
      <text:p text:style-name="P1"><text:s text:c="4"/>{</text:p>
      <text:p text:style-name="P1"><text:s text:c="8"/>cout&lt;&lt;"Key = "&lt;&lt;i-&gt;first;</text:p>
      <text:p text:style-name="P1"><text:s text:c="8"/>cout&lt;&lt;" Value = "&lt;&lt;i-&gt;second&lt;&lt;endl;</text:p>
      <text:p text:style-name="P1"><text:s text:c="4"/>}</text:p>
      <text:p text:style-name="P1"><text:soft-page-break/><text:s text:c="4"/>int key,val;</text:p>
      <text:p text:style-name="P1"><text:s text:c="4"/>cout&lt;&lt;"Enter key and its value to replace : ";</text:p>
      <text:p text:style-name="P1"><text:s text:c="4"/>cin&gt;&gt;key&gt;&gt;val;</text:p>
      <text:p text:style-name="P1"><text:s text:c="4"/>m[key]=val;</text:p>
      <text:p text:style-name="P1"/>
      <text:p text:style-name="P1"><text:s text:c="4"/>cout&lt;&lt;endl&lt;&lt;"Updated Map is : "&lt;&lt;endl;</text:p>
      <text:p text:style-name="P1"><text:s text:c="4"/>for(i=m.begin();i!=m.end();i++)</text:p>
      <text:p text:style-name="P1"><text:s text:c="4"/>{</text:p>
      <text:p text:style-name="P1"><text:s text:c="8"/>cout&lt;&lt;"Key = "&lt;&lt;i-&gt;first;</text:p>
      <text:p text:style-name="P1"><text:s text:c="8"/>cout&lt;&lt;" Value = "&lt;&lt;i-&gt;second&lt;&lt;endl;</text:p>
      <text:p text:style-name="P1"><text:s text:c="4"/>}</text:p>
      <text:p text:style-name="P1"><text:s text:c="4"/>return 0;</text:p>
      <text:p text:style-name="P1">}</text:p>
      <text:p text:style-name="P1"/>
      <text:p text:style-name="P1">5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.insert(pair&lt;int,int&gt;(1,10));</text:p>
      <text:p text:style-name="P1"><text:s text:c="4"/>m.insert(pair&lt;int,int&gt;(2,20));</text:p>
      <text:p text:style-name="P1"><text:s text:c="4"/>m.insert(pair&lt;int,int&gt;(3,30));</text:p>
      <text:p text:style-name="P1"><text:s text:c="4"/>m[4]=10;</text:p>
      <text:p text:style-name="P1"><text:s text:c="4"/>m[5]=20;</text:p>
      <text:p text:style-name="P1"/>
      <text:p text:style-name="P1"><text:s text:c="4"/>map&lt;int,int&gt;::iterator i,j;</text:p>
      <text:p text:style-name="P1"><text:s text:c="4"/>int count[m.size()];</text:p>
      <text:p text:style-name="P1"><text:s text:c="4"/>int x=0;</text:p>
      <text:p text:style-name="P1"><text:s text:c="4"/>for(i=m.begin();i!=m.end();i++)</text:p>
      <text:p text:style-name="P1"><text:s text:c="4"/>{</text:p>
      <text:p text:style-name="P1"><text:s text:c="8"/>int c=0;</text:p>
      <text:p text:style-name="P1"><text:s text:c="8"/>for(j=i;j!=m.end();j++)</text:p>
      <text:p text:style-name="P1"><text:s text:c="8"/>{</text:p>
      <text:p text:style-name="P1"><text:s text:c="12"/>if(i-&gt;second==j-&gt;second)</text:p>
      <text:p text:style-name="P1"><text:s text:c="16"/>c++;</text:p>
      <text:p text:style-name="P1"><text:s text:c="8"/>}</text:p>
      <text:p text:style-name="P1"><text:s text:c="8"/>count[x]=c;</text:p>
      <text:p text:style-name="P1"><text:s text:c="8"/>x++;</text:p>
      <text:p text:style-name="P1"><text:s text:c="4"/>}</text:p>
      <text:p text:style-name="P1"/>
      <text:p text:style-name="P1"><text:s text:c="4"/>x=0;</text:p>
      <text:p text:style-name="P1"><text:s text:c="4"/>cout&lt;&lt;"Map is : "&lt;&lt;endl;</text:p>
      <text:p text:style-name="P1"><text:soft-page-break/><text:s text:c="4"/>for(i=m.begin();i!=m.end();i++)</text:p>
      <text:p text:style-name="P1"><text:s text:c="4"/>{</text:p>
      <text:p text:style-name="P1"><text:s text:c="8"/>cout&lt;&lt;"Key = "&lt;&lt;i-&gt;first;</text:p>
      <text:p text:style-name="P1"><text:s text:c="8"/>cout&lt;&lt;" Value = "&lt;&lt;i-&gt;second;</text:p>
      <text:p text:style-name="P1"><text:s text:c="8"/>cout&lt;&lt;" &amp; Count = "&lt;&lt;count[x]&lt;&lt;endl;</text:p>
      <text:p text:style-name="P1"><text:s text:c="8"/>x++;</text:p>
      <text:p text:style-name="P1"><text:s text:c="4"/>}</text:p>
      <text:p text:style-name="P1"><text:s text:c="4"/>return 0;</text:p>
      <text:p text:style-name="P1">}</text:p>
      <text:p text:style-name="P1"/>
      <text:p text:style-name="P1">6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ap&lt;int,int&gt;::iterator i;</text:p>
      <text:p text:style-name="P1"><text:s text:c="4"/>if(m.empty())</text:p>
      <text:p text:style-name="P1"><text:s text:c="8"/>cout&lt;&lt;"Map is Empty."&lt;&lt;endl; <text:s text:c="3"/></text:p>
      <text:p text:style-name="P1"><text:s text:c="4"/>int n;</text:p>
      <text:p text:style-name="P1"><text:s text:c="4"/>cout&lt;&lt;"Enter No of Elements to insert : ";</text:p>
      <text:p text:style-name="P1"><text:s text:c="4"/>cin&gt;&gt;n;</text:p>
      <text:p text:style-name="P1"><text:s text:c="4"/>cout&lt;&lt;endl&lt;&lt;endl;</text:p>
      <text:p text:style-name="P1"/>
      <text:p text:style-name="P1"><text:s text:c="4"/>while(n)</text:p>
      <text:p text:style-name="P1"><text:s text:c="4"/>{</text:p>
      <text:p text:style-name="P1"><text:s text:c="8"/>int k,v;</text:p>
      <text:p text:style-name="P1"><text:s text:c="8"/>cout&lt;&lt;"Enter key and value : ";</text:p>
      <text:p text:style-name="P1"><text:s text:c="8"/>cin&gt;&gt;k&gt;&gt;v;</text:p>
      <text:p text:style-name="P1"><text:s text:c="8"/>m[k]=v;</text:p>
      <text:p text:style-name="P1"><text:s text:c="8"/>n--;</text:p>
      <text:p text:style-name="P1"><text:s text:c="4"/>}</text:p>
      <text:p text:style-name="P1"/>
      <text:p text:style-name="P1"><text:s text:c="4"/>cout&lt;&lt;endl&lt;&lt;endl;</text:p>
      <text:p text:style-name="P1"><text:s text:c="4"/>cout&lt;&lt;"Map is : "&lt;&lt;endl;</text:p>
      <text:p text:style-name="P1"><text:s text:c="4"/>for(i=m.begin();i!=m.end();i++)</text:p>
      <text:p text:style-name="P1"><text:s text:c="4"/>{</text:p>
      <text:p text:style-name="P1"><text:s text:c="8"/>cout&lt;&lt;"Key -&gt; "&lt;&lt;i-&gt;first;</text:p>
      <text:p text:style-name="P1"><text:s text:c="8"/>cout&lt;&lt;" , Value = "&lt;&lt;i-&gt;second&lt;&lt;endl;</text:p>
      <text:p text:style-name="P1"><text:s text:c="4"/>}</text:p>
      <text:p text:style-name="P1"><text:s text:c="4"/>cout&lt;&lt;endl&lt;&lt;"Size of the Map is "&lt;&lt;m.size()&lt;&lt;endl;</text:p>
      <text:p text:style-name="P1"><text:s text:c="4"/>return 0;</text:p>
      <text:p text:style-name="P1">}</text:p>
      <text:p text:style-name="P1"><text:soft-page-break/>7)#include&lt;iostream&gt;</text:p>
      <text:p text:style-name="P1">#include&lt;map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map&lt;int,int&gt;m;</text:p>
      <text:p text:style-name="P1"><text:s text:c="4"/>map&lt;int,int&gt;::iterator i,j;</text:p>
      <text:p text:style-name="P1"><text:s text:c="4"/></text:p>
      <text:p text:style-name="P1"><text:s text:c="4"/>int n;</text:p>
      <text:p text:style-name="P1"><text:s text:c="4"/>cout&lt;&lt;"Enter No of Elements to insert : ";</text:p>
      <text:p text:style-name="P1"><text:s text:c="4"/>cin&gt;&gt;n;</text:p>
      <text:p text:style-name="P1"><text:s text:c="4"/>cout&lt;&lt;endl&lt;&lt;endl;</text:p>
      <text:p text:style-name="P1"><text:s text:c="4"/>while(n)</text:p>
      <text:p text:style-name="P1"><text:s text:c="4"/>{</text:p>
      <text:p text:style-name="P1"><text:s text:c="8"/>int k,v;</text:p>
      <text:p text:style-name="P1"><text:s text:c="8"/>cout&lt;&lt;"Enter key and value : ";</text:p>
      <text:p text:style-name="P1"><text:s text:c="8"/>cin&gt;&gt;k&gt;&gt;v;</text:p>
      <text:p text:style-name="P1"><text:s text:c="8"/>m[k]=v;</text:p>
      <text:p text:style-name="P1"><text:s text:c="8"/>n--;</text:p>
      <text:p text:style-name="P1"><text:s text:c="4"/>}</text:p>
      <text:p text:style-name="P1"/>
      <text:p text:style-name="P1"><text:s text:c="4"/>cout&lt;&lt;endl&lt;&lt;endl;</text:p>
      <text:p text:style-name="P1"><text:s text:c="4"/>cout&lt;&lt;"Unsorted Map is : "&lt;&lt;endl;</text:p>
      <text:p text:style-name="P1"><text:s text:c="4"/>for(i=m.begin();i!=m.end();i++)</text:p>
      <text:p text:style-name="P1"><text:s text:c="4"/>{</text:p>
      <text:p text:style-name="P1"><text:s text:c="8"/>cout&lt;&lt;"Key -&gt; "&lt;&lt;i-&gt;first;</text:p>
      <text:p text:style-name="P1"><text:s text:c="8"/>cout&lt;&lt;" , Value = "&lt;&lt;i-&gt;second&lt;&lt;endl;</text:p>
      <text:p text:style-name="P1"><text:s text:c="4"/>}</text:p>
      <text:p text:style-name="P1"/>
      <text:p text:style-name="P1"><text:s text:c="4"/>for(i=m.begin();i!=m.end();i++)</text:p>
      <text:p text:style-name="P1"><text:s text:c="4"/>{</text:p>
      <text:p text:style-name="P1"><text:s text:c="8"/>for(j=i;j!=m.end();j++)</text:p>
      <text:p text:style-name="P1"><text:s text:c="8"/>{</text:p>
      <text:p text:style-name="P1"><text:s text:c="12"/>if(i-&gt;second&lt;j-&gt;second)</text:p>
      <text:p text:style-name="P1"><text:s text:c="12"/>{</text:p>
      <text:p text:style-name="P1"><text:s text:c="16"/>int temp=i-&gt;second;</text:p>
      <text:p text:style-name="P1"><text:s text:c="16"/>i-&gt;second=j-&gt;second;</text:p>
      <text:p text:style-name="P1"><text:s text:c="16"/>j-&gt;second=temp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cout&lt;&lt;endl&lt;&lt;endl;</text:p>
      <text:p text:style-name="P1"><text:soft-page-break/><text:s text:c="4"/>cout&lt;&lt;"Sorted Map is : "&lt;&lt;endl;</text:p>
      <text:p text:style-name="P1"><text:s text:c="4"/>for(i=m.begin();i!=m.end();i++)</text:p>
      <text:p text:style-name="P1"><text:s text:c="4"/>{</text:p>
      <text:p text:style-name="P1"><text:s text:c="8"/>cout&lt;&lt;"Key -&gt; "&lt;&lt;i-&gt;first;</text:p>
      <text:p text:style-name="P1"><text:s text:c="8"/>cout&lt;&lt;" , Value = "&lt;&lt;i-&gt;second&lt;&lt;endl;</text:p>
      <text:p text:style-name="P1"><text:s text:c="4"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7:12.797490491</meta:creation-date>
    <meta:generator>LibreOffice/7.6.2.1$MacOSX_X86_64 LibreOffice_project/56f7684011345957bbf33a7ee678afaf4d2ba333</meta:generator>
    <dc:date>2023-10-22T15:19:39.265267223</dc:date>
    <meta:editing-duration>PT2H42M27S</meta:editing-duration>
    <meta:editing-cycles>1</meta:editing-cycles>
    <meta:document-statistic meta:table-count="0" meta:image-count="0" meta:object-count="0" meta:page-count="6" meta:paragraph-count="210" meta:word-count="373" meta:character-count="4281" meta:non-whitespace-character-count="3227"/>
  </office:meta>
</office:document-meta>
</file>